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bde9" officeooo:paragraph-rsid="0004bde9"/>
    </style:style>
    <style:style style:name="P2" style:family="paragraph" style:parent-style-name="Standard">
      <style:text-properties fo:font-weight="bold" officeooo:rsid="0004bde9" officeooo:paragraph-rsid="0004bde9" style:font-weight-asian="bold" style:font-weight-complex="bold"/>
    </style:style>
    <style:style style:name="P3" style:family="paragraph" style:parent-style-name="Standard">
      <style:text-properties fo:font-weight="bold" officeooo:rsid="00061d9e" officeooo:paragraph-rsid="00061d9e" style:font-weight-asian="bold" style:font-weight-complex="bold"/>
    </style:style>
    <style:style style:name="P4" style:family="paragraph" style:parent-style-name="Standard">
      <style:text-properties fo:font-weight="normal" officeooo:rsid="0004bde9" officeooo:paragraph-rsid="0004bde9" style:font-weight-asian="normal" style:font-weight-complex="normal"/>
    </style:style>
    <style:style style:name="P5" style:family="paragraph" style:parent-style-name="Standard">
      <style:text-properties officeooo:paragraph-rsid="0004bd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bde9" style:font-weight-asian="normal" style:font-weight-complex="normal"/>
    </style:style>
    <style:style style:name="T4" style:family="text">
      <style:text-properties officeooo:rsid="00061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Learning From Nginx Hackathon :</text:p>
      <text:p text:style-name="P1"/>
      <text:p text:style-name="P1"><text:span text:style-name="T1">Nginx Unit</text:span>- Unit can act as app server running multiple services created on multiple languages using the json configuration file.</text:p>
      <text:p text:style-name="P1"/>
      <text:p text:style-name="P1"><text:span text:style-name="T1">To Run a App </text:span>with Unit Follow Below Steps:</text:p>
      <text:p text:style-name="P1">1.Stop Unit <text:s/>--&gt; sudo service stop unit</text:p>
      <text:p text:style-name="P1">2.Restart unit -- &gt; sudo service restart unit</text:p>
      <text:p text:style-name="P1">3.navigate to Unit’s Config file path .</text:p>
      <text:p text:style-name="P1"><text:tab/>Sample file Link- <text:a xlink:type="simple" xlink:href="https://github.com/boltathi24/nginxunit-flask/blob/master/unitconfig.json" text:style-name="Internet_20_link" text:visited-style-name="Visited_20_Internet_20_Link">https://github.com/boltathi24/nginxunit-flask/blob/master/unitconfig.json</text:a></text:p>
      <text:p text:style-name="P1">4.Execute curl command to run the services over unit</text:p>
      <text:p text:style-name="P1"><text:tab/>“sudo curl -X PUT --data-binary @unitconfig.json --unix-socket /run/control.unit.sock <text:a xlink:type="simple" xlink:href="http://localhost/config/" text:style-name="Internet_20_link" text:visited-style-name="Visited_20_Internet_20_Link">http://localhost/config/</text:a>”</text:p>
      <text:p text:style-name="P1"/>
      <text:p text:style-name="P1">5.If there is any error, it can be viewed from logs --&gt; sudo cat /var/log/unit.log </text:p>
      <text:p text:style-name="P1">6.Else, The services Would be up and running on the ports specified </text:p>
      <text:p text:style-name="P1"/>
      <text:p text:style-name="P2">To Install Unit:</text:p>
      <text:p text:style-name="P4">1.nginx unit <text:s/>run the app on server with two module installed</text:p>
      <text:p text:style-name="P4"><text:s/><text:tab/>a)Unit Module<text:line-break/><text:tab/>b)Unit Language Module</text:p>
      <text:p text:style-name="P4">2.Install unit Module with below </text:p>
      <text:p text:style-name="P5"><text:span text:style-name="T3"><text:tab/>sudo apt install unit</text:span></text:p>
      <text:p text:style-name="P1"><text:span text:style-name="T2">3.Install Unit Language Module for <text:s/>python with below</text:span></text:p>
      <text:p text:style-name="P1"><text:span text:style-name="T2"><text:tab/>sudo apt install python3.6</text:span></text:p>
      <text:p text:style-name="P1"><text:span text:style-name="T2"/></text:p>
      <text:p text:style-name="P1"><text:span text:style-name="T2">#LinkForRef - </text:span><text:a xlink:type="simple" xlink:href="https://unit.nginx.org/installation/#ubuntu_1804" text:style-name="Internet_20_link" text:visited-style-name="Visited_20_Internet_20_Link"><text:span text:style-name="T2">https://unit.nginx.org/installation/#ubuntu_1804</text:span></text:a></text:p>
      <text:p text:style-name="P1"><text:span text:style-name="T2"/></text:p>
      <text:p text:style-name="P2">To Install Nginx-Reverse Proxy:</text:p>
      <text:p text:style-name="P4">Install Nginx with below command</text:p>
      <text:p text:style-name="P4"><text:tab/>sudo apt install nginx</text:p>
      <text:p text:style-name="P4"/>
      <text:p text:style-name="P2">To Configure <text:span text:style-name="T4">Nginx as Reverse Proxy, Load Balancer:</text:span></text:p>
      <text:p text:style-name="P3">Sample File Link:</text:p>
      <text:p text:style-name="P3"><text:tab/><text:a xlink:type="simple" xlink:href="https://github.com/boltathi24/nginxunit-flask/blob/master/nginx%20reverse%20proxy" text:style-name="Internet_20_link" text:visited-style-name="Visited_20_Internet_20_Link"><text:span text:style-name="T2">https://github.com/boltathi24/nginxunit-flask/blob/master/nginx%20reverse%20proxy</text:span></text:a></text:p>
      <text:p text:style-name="P3"><text:span text:style-name="T2"/></text:p>
      <text:p text:style-name="P3">Http Block: <text:span text:style-name="T2">To Act it as Layer 7 Proxy </text:span></text:p>
      <text:p text:style-name="P3"><text:span text:style-name="T2"><text:tab/>http block contains , server block, upstream block</text:span></text:p>
      <text:p text:style-name="P3"><text:tab/>server block: <text:span text:style-name="T2">multiple server block can be specified as per demand</text:span></text:p>
      <text:p text:style-name="P3"><text:tab/><text:tab/><text:span text:style-name="T2">Server block contains listener , location fields</text:span></text:p>
      <text:p text:style-name="P3"><text:span text:style-name="T2"><text:tab/><text:tab/></text:span></text:p>
      <text:p text:style-name="P3"><text:tab/><text:tab/>Listener:<text:span text:style-name="T2">nginx will be listening on port specified in the field listener</text:span></text:p>
      <text:p text:style-name="P3"><text:tab/><text:tab/>Location: <text:span text:style-name="T2">If Uri Contains, specific pattern mentioned, it can be redirected to a server <text:tab/><text:tab/>with proxy_pass command</text:span></text:p>
      <text:p text:style-name="P3"><text:tab/><text:tab/>Upstream: <text:span text:style-name="T2">Server mentioned in Upstream can act as a set of server receiving the <text:tab/><text:tab/>request based on the algorithm specified. By default, its round robin. This way Load <text:tab/><text:tab/>Balancing is achieved . Variable name of the upstream block has to be set in location <text:tab/><text:tab/>block as a part of reverse proxy .</text:span></text:p>
      <text:p text:style-name="P3"><text:tab/>In brief, Location block is responsible for Reverse Proxy and Upstream block is responsible for Load Balancing</text:p>
      <text:p text:style-name="P3"><text:span text:style-name="T2"><text:tab/><text:tab/></text:span></text:p>
      <text:p text:style-name="P3">Stream Block: <text:span text:style-name="T2"><text:s/>To Act it as Layer 4 Proxy</text:span></text:p>
      <text:p text:style-name="P3"><text:soft-page-break/><text:span text:style-name="T2"/></text:p>
      <text:p text:style-name="P1"><text:span text:style-name="T2"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9:39:50.467452936</meta:creation-date>
    <dc:date>2020-09-18T20:04:29.580534782</dc:date>
    <meta:editing-duration>PT1M28S</meta:editing-duration>
    <meta:editing-cycles>1</meta:editing-cycles>
    <meta:document-statistic meta:table-count="0" meta:image-count="0" meta:object-count="0" meta:page-count="2" meta:paragraph-count="37" meta:word-count="318" meta:character-count="2130" meta:non-whitespace-character-count="1806"/>
    <meta:generator>LibreOffice/6.0.7.3$Linux_X86_64 LibreOffice_project/00m0$Build-3</meta:generator>
  </office:meta>
</office:document-meta>
</file>